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fo:color="#222222" loext:opacity="100%" style:font-name="Arial" fo:font-size="12pt" fo:letter-spacing="normal" fo:font-style="normal" fo:font-weight="normal"/>
    </style:style>
    <style:style style:name="T2" style:family="text">
      <style:text-properties fo:font-variant="normal" fo:text-transform="none" fo:color="#222222" loext:opacity="100%"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DA</text:span><text:line-break/><text:span text:style-name="T1">Present Implementation Comments:</text:span><text:line-break/><text:span text:style-name="T2"> </text:span><text:span text:style-name="T1">A systematic approach was used to inspect data quality, including checking shapes, information, missing values, duplicates, and data types. Boxplots were generated for all columns to visualize distributions and identify outliers, which aligns with the expected visualization requirements for EDA. The initial findings regarding data readiness (no missing values, all numerical) are clearly stated.</text:span><text:line-break/><text:span text:style-name="T1">Scope for Improvement:</text:span><text:line-break/><text:span text:style-name="T2"> </text:span><text:span text:style-name="T1">While boxplots for all columns were generated, specific narrative insights or observations linked directly to these visualizations (e.g., "Feature X shows a strong right skew" or "Feature Y has multiple distinct clusters") are missing. The EDA section ends abruptly after outlier removal setup without explicitly discussing the implications of the outlier removal on the target variable distribution or key feature distributions post-cleaning.</text:span><text:line-break/><text:line-break/><text:span text:style-name="T1">________________________________________</text:span><text:line-break/><text:span text:style-name="T1">Preprocessing</text:span><text:line-break/><text:span text:style-name="T1">Present Implementation Comments:</text:span><text:line-break/><text:span text:style-name="T2"> </text:span><text:span text:style-name="T1">Appropriate steps were taken: outlier removal using the IQR method on feature columns, separation of features (X) and target (y), stratified train-test split (good practice for classification), and necessary feature scaling using StandardScaler on training data followed by transformation on test data.</text:span><text:line-break/><text:span text:style-name="T1">Scope for Improvement:</text:span><text:line-break/><text:span text:style-name="T2"> </text:span><text:span text:style-name="T1">The justification for the outlier removal technique (IQR) could be more explicit in relation to the problem context. Since all features were numerical, the lack of categorical encoding steps suggests the dataset was purely numerical initially, which simplifies preprocessing, but this should be noted. The process flow is logical, but brief justifications for scaling (e.g., "Scaling is applied because distance-based models like KNN and SVM benefit from standardized features") are implied but not clearly articulated in the narrative summary.</text:span><text:line-break/><text:line-break/><text:span text:style-name="T1">________________________________________</text:span><text:line-break/><text:span text:style-name="T1">Model Building</text:span><text:line-break/><text:span text:style-name="T1">Present Implementation Comments:</text:span><text:line-break/><text:span text:style-name="T2"> </text:span><text:span text:style-name="T1">A wide range of models, covering baseline (Logistic Regression, KNN) and advanced techniques (DT, RF, SVM, GB, XGBoost), were implemented, addressing the requirement for multiple basic ML models. Stratified splitting and scaling were correctly applied before fitting. Overfitting checks were performed by comparing training and test accuracy. Hyperparameter tuning via GridSearchCV was correctly implemented for Decision Tree and Random Forest, showing experimentation. Final comparison using test accuracy is present.</text:span><text:line-break/><text:span text:style-name="T1">Scope for Improvement:</text:span><text:line-break/><text:span text:style-name="T2"> </text:span><text:span text:style-name="T1">Tuning was only explicitly shown for DT and RF, while the final comparison table includes "Tuned" versions for SVM and GB, but the resulting best estimators/scores from their tuning grids are not explicitly printed or evaluated beforehand, creating a slight gap in the documented tuning process for those models. The comparison relies solely on accuracy; considering this is a multi-class problem, using precision, recall, or F1-score (or macro/weighted average) in the final comparison table would provide a more robust evaluation metric beyond just overall accuracy. XGBoost implementation required an external library install, which is noted, but tuning for it was skipped.</text:span><text:line-break/><text:line-break/><text:span text:style-name="T1">________________________________________</text:span><text:line-break/><text:span text:style-name="T1">Conclusion</text:span><text:line-break/><text:span text:style-name="T1">Present Implementation Comments:</text:span><text:line-break/><text:soft-page-break/><text:span text:style-name="T2"> </text:span><text:span text:style-name="T1">The conclusion section summarizes the modeling phase by presenting a final comparison table comparing the performance of several baseline and tuned models. It explicitly mentions checking for overfitting and using stability/accuracy as selection criteria. The challenges faced and how they were handled are clearly documented.</text:span><text:line-break/><text:span text:style-name="T1">Scope for Improvement:</text:span><text:line-break/><text:span text:style-name="T2"> </text:span><text:span text:style-name="T1">The conclusion lacks a definitive statement on the *best-performing model* based on the final table (though RF or GB might appear best visually, the text should explicitly state this). Furthermore, the analysis on feature importance (Objective 4) was mentioned in the project objectives but not visible in the provided submission code/narrative, which is a significant omission for a concluding business analysis. Limitations or next steps should be clearer based on the results achieved (e.g., "While RF performed best, future work should focus on tuning the parameters for Gradient Boosting for potential marginal gains").</text:span><text:line-break/><text:line-break/><text:span text:style-name="T1">________________________________________</text:span><text:line-break/><text:span text:style-name="T1">Overall Feedback</text:span><text:line-break/><text:span text:style-name="T1">Present Implementation Comments:</text:span><text:line-break/><text:span text:style-name="T2"> </text:span><text:span text:style-name="T1">The project structure closely follows the required sections. The methodology demonstrates solid understanding of the ML pipeline: initial inspection, cleaning, preparation (scaling, splitting), baseline modeling, advanced modeling, and hyperparameter tuning. The implementation of standard algorithms is correct, and necessary utility functions (like outlier removal and overfitting check) show good coding practice.</text:span><text:line-break/><text:span text:style-name="T1">Scope for Improvement:</text:span><text:line-break/><text:span text:style-name="T2"> </text:span><text:span text:style-name="T1">The primary areas for improvement relate to detailed reporting and comprehensive evaluation: adding specific narrative insights during EDA, ensuring all tuned models are evaluated and presented clearly in the tuning section, and critically, delivering on the stated objective of analyzing feature importance for business value. The conclusion should be more decisive regarding the final best model.</text:span><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29T13:23:15.426731271</meta:creation-date>
    <dc:date>2025-12-29T13:23:34.231013138</dc:date>
    <meta:editing-duration>PT20S</meta:editing-duration>
    <meta:editing-cycles>1</meta:editing-cycles>
    <meta:document-statistic meta:table-count="0" meta:image-count="0" meta:object-count="0" meta:page-count="2" meta:paragraph-count="1" meta:word-count="693" meta:character-count="5173" meta:non-whitespace-character-count="4466"/>
    <meta:generator>LibreOffice/7.3.7.2$Linux_X86_64 LibreOffice_project/30$Build-2</meta:generator>
  </office:meta>
</office:document-meta>
</file>